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CacheNoWaitFacade.getStatistic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RemoteCacheNoWaitFacade.getRemoteCach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NoWaitFacade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NoWaitFacade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moteCacheNoWaitFacad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NoWaitFacade.failover( int 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RemoteCacheNoWaitFacade.get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NoWaitFacade.get( Serializable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moteCacheNoWaitFacade.getCach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NoWaitFacade.getCach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moteCacheNoWaitFacade.remove( Serializable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moteCacheNoWaitFacade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NoWaitFacade.update( ICacheElement 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moteCacheNoWaitFacade.removeAl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moteCacheNoWaitFacade.getGroupKeys( String grou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moteCacheNoWaitFacade.RemoteCacheNoWaitFacade( RemoteCacheNoWait [ ] noWaits , RemoteCacheAttributes rca , ICompositeCacheManager cacheMg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moteCacheNoWaitFacade.setRemoteCacheAttributes( RemoteCacheAttributes rc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